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Rafael Justo Sánche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correcta, intenta aplicar muchos de los conceptos vistos en clase.</text:p>
      <text:p text:style-name="Text_20_body">Arquitectura correcta, buena organización de los elementos del sistema. A tener en cuenta nomenclatura de atributos e identificadores.</text:p>
      <text:h text:style-name="Heading_20_2" text:outline-level="2">Anotaciones</text:h>
      <text:p text:style-name="Text_20_body">RF:</text:p>
      <text:list xml:id="list8727750571054914403" text:style-name="L1">
        <text:list-item>
          <text:p text:style-name="P1">Acceso correcto en caso de usuario admin. En caso de no admin el sistema se cuelga. En caso de error de cualquier naturaleza no notifica.</text:p>
        </text:list-item>
        <text:list-item>
          <text:p text:style-name="P1">Buen conjunto de opciones</text:p>
        </text:list-item>
        <text:list-item>
          <text:p text:style-name="P1">Extendidos:</text:p>
        </text:list-item>
      </text:list>
      <text:list xml:id="list6397604759085939341" text:style-name="L2">
        <text:list-item>
          <text:p text:style-name="P2">Control de autorización incompleto</text:p>
        </text:list-item>
      </text:list>
      <text:p text:style-name="Text_20_body"/>
      <text:p text:style-name="Text_20_body">RNF:</text:p>
      <text:list xml:id="list4893000328477065661" text:style-name="L3">
        <text:list-item>
          <text:p text:style-name="P3">Empleo de asociaciones correcta.</text:p>
        </text:list-item>
        <text:list-item>
          <text:p text:style-name="P3">DAOs sencillos y completos</text:p>
        </text:list-item>
        <text:list-item>
          <text:p text:style-name="P3">Configuración completa</text:p>
        </text:list-item>
        <text:list-item>
          <text:p text:style-name="P3">Bien definición de internacionalización, si no hay traducción mejor no incluir cambio de idioma en menú</text:p>
        </text:list-item>
        <text:list-item>
          <text:p text:style-name="P3">Extendidos:</text:p>
          <text:list>
            <text:list-item>
              <text:p text:style-name="P3">Uso de BS y tiles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7243725600389712302" text:style-name="L4">
        <text:list-item>
          <text:p text:style-name="P4">Ajuste de select a formulario</text:p>
        </text:list-item>
        <text:list-item>
          <text:p text:style-name="P4">Tamaños de listas</text:p>
        </text:list-item>
      </text:list>
      <text:p text:style-name="Text_20_body"/>
      <text:p text:style-name="Text_20_body">Navegación / Usabilidad</text:p>
      <text:list xml:id="list3748653982921200314" text:style-name="L5">
        <text:list-item>
          <text:p text:style-name="P5"><text:soft-page-break/>El acceso a Nueva cita quedaría mejor estando más visible</text:p>
        </text:list-item>
      </text:list>
      <text:p text:style-name="Text_20_body"/>
      <text:p text:style-name="Text_20_body">RF:</text:p>
      <text:list xml:id="list7002222985072992867" text:style-name="L6">
        <text:list-item>
          <text:p text:style-name="P6">Registro de usuarios no funciona, tras esto el sistema se cuelga</text:p>
        </text:list-item>
      </text:list>
      <text:p text:style-name="Text_20_body"/>
      <text:p text:style-name="Text_20_body">RNF:</text:p>
      <text:list xml:id="list832131473020135196" text:style-name="L7">
        <text:list-item>
          <text:p text:style-name="P7">AJAX</text:p>
        </text:list-item>
      </text:list>
      <text:p text:style-name="Text_20_body"/>
      <text:p text:style-name="Text_20_body">Adecuación a RF propuestos:</text:p>
      <text:list xml:id="list6601461015566718685" text:style-name="L8">
        <text:list-item>
          <text:p text:style-name="P8">Gestión de agenda</text:p>
        </text:list-item>
        <text:list-item>
          <text:p text:style-name="P8">Calendario</text:p>
        </text:list-item>
        <text:list-item>
          <text:p text:style-name="P8">Alta de paciente en cita</text:p>
        </text:list-item>
        <text:list-item>
          <text:p text:style-name="P8">Historiales</text:p>
        </text:list-item>
        <text:list-item>
          <text:p text:style-name="P8">Caj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8T22:06:02</dc:date>
    <dc:creator>Alejandro Jurado</dc:creator>
    <meta:editing-duration>PT2H44M31S</meta:editing-duration>
    <meta:editing-cycles>14</meta:editing-cycles>
    <meta:generator>OpenOffice/4.1.1$Unix OpenOffice.org_project/411m6$Build-9775</meta:generator>
    <meta:document-statistic meta:table-count="0" meta:image-count="0" meta:object-count="0" meta:page-count="2" meta:paragraph-count="37" meta:word-count="182" meta:character-count="1066"/>
  </office:meta>
</office:document-meta>
</file>